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Chapter_20_Number" style:master-page-name="Standard">
      <style:paragraph-properties style:page-number="auto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float" text:name="chapt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ation <text:variable-set text:name="chapter" office:value-type="float" office:value="55" style:data-style-name="N0">55</text:variable-set></text:p>
      <text:p text:style-name="Chapter_20_Title">Project 3: Currency Type</text:p>
      <text:p text:style-name="Body_20_Text_20_First">Time for another project. Building on the fixed type from Project 2, and incorporating what you’ve learned about locales and I/O, your task this time is to write a <text:span text:style-name="Code_20_Inline">currency</text:span> type. The value is stored as a fixed-point value. I/O is formatted according to the <text:span text:style-name="Code_20_Inline">money_get</text:span> and <text:span text:style-name="Code_20_Inline">money_put</text:span> facets. You might need a library reference to help you.</text:p>
      <text:p text:style-name="Body_20_Text">Make sure you can add two <text:span text:style-name="Code_20_Inline">currency</text:span> amounts to get a <text:span text:style-name="Code_20_Inline">currency</text:span> value, subtract two <text:span text:style-name="Code_20_Inline">currency</text:span> amounts to get <text:span text:style-name="Code_20_Inline">currency</text:span>, multiply and divide <text:span text:style-name="Code_20_Inline">currency</text:span> by an integer or <text:span text:style-name="Code_20_Inline">rational</text:span> value to get a <text:span text:style-name="Code_20_Inline">currency</text:span> result, and divide two <text:span text:style-name="Code_20_Inline">currency</text:span> values to get a <text:span text:style-name="Code_20_Inline">rational</text:span> result.</text:p>
      <text:p text:style-name="Body_20_Text">As with any project, start small and add functionality as you go. For example, start with the basic data representation, then add I/O operators. Add arithmetic operators one at a time. Write each test function before your implement the fe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Exploration 55 - Project 3: Currency Type</dc:title>
    <dc:subject>Exploring C++</dc:subject>
    <meta:initial-creator>Ray Lischner</meta:initial-creator>
    <meta:creation-date>2006-03-30T10:01:31</meta:creation-date>
    <dc:creator>Ray Lischner</dc:creator>
    <dc:date>2008-09-12T22:20:59</dc:date>
    <dc:language>en-US</dc:language>
    <meta:editing-cycles>15</meta:editing-cycles>
    <meta:editing-duration>PT12H12M47S</meta:editing-duration>
    <meta:user-defined meta:name="codex-configfile">apress-cpp-dox.xml</meta:user-defined>
    <meta:user-defined meta:name="codex-chapter-number">55</meta:user-defined>
    <meta:user-defined meta:name="codex-doxygen"/>
    <meta:user-defined meta:name="Info 4"/>
    <meta:document-statistic meta:table-count="0" meta:image-count="0" meta:object-count="0" meta:page-count="1" meta:paragraph-count="5" meta:word-count="154" meta:character-count="875"/>
  </office:meta>
</office:document-meta>
</file>